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Without FPGA</text:p>
          </table:table-cell>
          <table:table-cell table:number-columns-repeated="3"/>
          <table:table-cell office:value-type="string" calcext:value-type="string">
            <text:p>WithFP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8.02497315406799" calcext:value-type="float">
            <text:p>8.02497315406799</text:p>
          </table:table-cell>
          <table:table-cell office:value-type="float" office:value="6.23055043799794" calcext:value-type="float">
            <text:p>6.23055043799794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float" office:value="0.821577310562134" calcext:value-type="float">
            <text:p>0.821577310562134</text:p>
          </table:table-cell>
          <table:table-cell table:style-name="ce1" office:value-type="float" office:value="60.8585453337183" calcext:value-type="float">
            <text:p>60.85854533371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9999623298645" calcext:value-type="float">
            <text:p>7.9999623298645</text:p>
          </table:table-cell>
          <table:table-cell office:value-type="float" office:value="6.25002942993194" calcext:value-type="float">
            <text:p>6.25002942993194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float" office:value="0.823753595352173" calcext:value-type="float">
            <text:p>0.823753595352173</text:p>
          </table:table-cell>
          <table:table-cell table:style-name="ce1" office:value-type="float" office:value="60.6977623917063" calcext:value-type="float">
            <text:p>60.69776239170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99862146377564" calcext:value-type="float">
            <text:p>7.99862146377564</text:p>
          </table:table-cell>
          <table:table-cell table:style-name="ce1" office:value-type="float" office:value="6.25107716703951" calcext:value-type="float">
            <text:p>6.2510771670395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8958749771118" calcext:value-type="float">
            <text:p>0.828958749771118</text:p>
          </table:table-cell>
          <table:table-cell office:value-type="float" office:value="60.3166321771806" calcext:value-type="float">
            <text:p>60.31663217718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99377608299255" calcext:value-type="float">
            <text:p>7.99377608299255</text:p>
          </table:table-cell>
          <table:table-cell office:value-type="float" office:value="6.25486622103155" calcext:value-type="float">
            <text:p>6.254866221031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2452068328857" calcext:value-type="float">
            <text:p>0.822452068328857</text:p>
          </table:table-cell>
          <table:table-cell office:value-type="float" office:value="60.7938163516266" calcext:value-type="float">
            <text:p>60.79381635162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00072765350342" calcext:value-type="float">
            <text:p>8.00072765350342</text:p>
          </table:table-cell>
          <table:table-cell office:value-type="float" office:value="6.24943157240275" calcext:value-type="float">
            <text:p>6.24943157240275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float" office:value="0.821060657501221" calcext:value-type="float">
            <text:p>0.821060657501221</text:p>
          </table:table-cell>
          <table:table-cell office:value-type="float" office:value="60.8968406209692" calcext:value-type="float">
            <text:p>60.89684062096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.0483319759369" calcext:value-type="float">
            <text:p>32.0483319759369</text:p>
          </table:table-cell>
          <table:table-cell office:value-type="float" office:value="6.24057439713766" calcext:value-type="float">
            <text:p>6.2405743971376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002973556519" calcext:value-type="float">
            <text:p>3.32002973556519</text:p>
          </table:table-cell>
          <table:table-cell table:style-name="ce1" office:value-type="float" office:value="60.2404243123301" calcext:value-type="float">
            <text:p>60.24042431233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.9667685031891" calcext:value-type="float">
            <text:p>31.9667685031891</text:p>
          </table:table-cell>
          <table:table-cell office:value-type="float" office:value="6.2564972740378" calcext:value-type="float">
            <text:p>6.25649727403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18092918396" calcext:value-type="float">
            <text:p>3.3218092918396</text:p>
          </table:table-cell>
          <table:table-cell office:value-type="float" office:value="60.2081523738652" calcext:value-type="float">
            <text:p>60.2081523738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.9796874523163" calcext:value-type="float">
            <text:p>31.9796874523163</text:p>
          </table:table-cell>
          <table:table-cell office:value-type="float" office:value="6.2539698143771" calcext:value-type="float">
            <text:p>6.253969814377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926273345947" calcext:value-type="float">
            <text:p>3.32926273345947</text:p>
          </table:table-cell>
          <table:table-cell office:value-type="float" office:value="60.0733603839604" calcext:value-type="float">
            <text:p>60.07336038396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.9930629730225" calcext:value-type="float">
            <text:p>31.9930629730225</text:p>
          </table:table-cell>
          <table:table-cell office:value-type="float" office:value="6.25135518186071" calcext:value-type="float">
            <text:p>6.2513551818607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550597190857" calcext:value-type="float">
            <text:p>3.32550597190857</text:p>
          </table:table-cell>
          <table:table-cell office:value-type="float" office:value="60.1412241293364" calcext:value-type="float">
            <text:p>60.14122412933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.9617285728455" calcext:value-type="float">
            <text:p>31.9617285728455</text:p>
          </table:table-cell>
          <table:table-cell office:value-type="float" office:value="6.25748383865318" calcext:value-type="float">
            <text:p>6.2574838386531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310182094574" calcext:value-type="float">
            <text:p>3.3310182094574</text:p>
          </table:table-cell>
          <table:table-cell office:value-type="float" office:value="60.041701192795" calcext:value-type="float">
            <text:p>60.041701192795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Gaussian Blur</text:p>
          </table:table-cell>
          <table:table-cell table:number-columns-repeated="3"/>
          <table:table-cell office:value-type="string" calcext:value-type="string">
            <text:p>Gaussian B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00160312652588" calcext:value-type="float">
            <text:p>8.00160312652588</text:p>
          </table:table-cell>
          <table:table-cell office:value-type="float" office:value="6.24874780832937" calcext:value-type="float">
            <text:p>6.2487478083293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19968700408935" calcext:value-type="float">
            <text:p>0.819968700408935</text:p>
          </table:table-cell>
          <table:table-cell office:value-type="float" office:value="60.9779372981724" calcext:value-type="float">
            <text:p>60.97793729817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99373531341553" calcext:value-type="float">
            <text:p>7.99373531341553</text:p>
          </table:table-cell>
          <table:table-cell table:style-name="ce1" office:value-type="float" office:value="6.25489812204405" calcext:value-type="float">
            <text:p>6.254898122044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35051774978638" calcext:value-type="float">
            <text:p>0.835051774978638</text:p>
          </table:table-cell>
          <table:table-cell office:value-type="float" office:value="59.8765268192851" calcext:value-type="float">
            <text:p>59.87652681928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99848031997681" calcext:value-type="float">
            <text:p>7.99848031997681</text:p>
          </table:table-cell>
          <table:table-cell office:value-type="float" office:value="6.25118747559099" calcext:value-type="float">
            <text:p>6.251187475590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674765586853" calcext:value-type="float">
            <text:p>0.82674765586853</text:p>
          </table:table-cell>
          <table:table-cell office:value-type="float" office:value="60.4779458944738" calcext:value-type="float">
            <text:p>60.47794589447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00570440292358" calcext:value-type="float">
            <text:p>8.00570440292358</text:p>
          </table:table-cell>
          <table:table-cell office:value-type="float" office:value="6.24554661070681" calcext:value-type="float">
            <text:p>6.2455466107068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9063415527344" calcext:value-type="float">
            <text:p>0.829063415527344</text:p>
          </table:table-cell>
          <table:table-cell office:value-type="float" office:value="60.3090174570017" calcext:value-type="float">
            <text:p>60.30901745700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9935929775238" calcext:value-type="float">
            <text:p>7.9935929775238</text:p>
          </table:table-cell>
          <table:table-cell office:value-type="float" office:value="6.25500949830556" calcext:value-type="float">
            <text:p>6.2550094983055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6093435287476" calcext:value-type="float">
            <text:p>0.826093435287476</text:p>
          </table:table-cell>
          <table:table-cell office:value-type="float" office:value="60.525841102466" calcext:value-type="float">
            <text:p>60.5258411024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.9775338172913" calcext:value-type="float">
            <text:p>31.9775338172913</text:p>
          </table:table-cell>
          <table:table-cell office:value-type="float" office:value="6.2543910090982" calcext:value-type="float">
            <text:p>6.254391009098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604384422302" calcext:value-type="float">
            <text:p>3.32604384422302</text:p>
          </table:table-cell>
          <table:table-cell office:value-type="float" office:value="60.1314983707681" calcext:value-type="float">
            <text:p>60.13149837076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.9760582447052" calcext:value-type="float">
            <text:p>31.9760582447052</text:p>
          </table:table-cell>
          <table:table-cell office:value-type="float" office:value="6.25467962528237" calcext:value-type="float">
            <text:p>6.2546796252823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602143287659" calcext:value-type="float">
            <text:p>3.32602143287659</text:p>
          </table:table-cell>
          <table:table-cell office:value-type="float" office:value="60.1319035479051" calcext:value-type="float">
            <text:p>60.13190354790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.9706585407257" calcext:value-type="float">
            <text:p>31.9706585407257</text:p>
          </table:table-cell>
          <table:table-cell office:value-type="float" office:value="6.25573601323322" calcext:value-type="float">
            <text:p>6.255736013233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173943519592" calcext:value-type="float">
            <text:p>3.32173943519592</text:p>
          </table:table-cell>
          <table:table-cell office:value-type="float" office:value="60.2094185597082" calcext:value-type="float">
            <text:p>60.20941855970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.9666981697083" calcext:value-type="float">
            <text:p>31.9666981697083</text:p>
          </table:table-cell>
          <table:table-cell office:value-type="float" office:value="6.2565110396519" calcext:value-type="float">
            <text:p>6.25651103965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527661323547" calcext:value-type="float">
            <text:p>3.32527661323547</text:p>
          </table:table-cell>
          <table:table-cell office:value-type="float" office:value="60.1453723290109" calcext:value-type="float">
            <text:p>60.14537232901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.0069539546967" calcext:value-type="float">
            <text:p>32.0069539546967</text:p>
          </table:table-cell>
          <table:table-cell office:value-type="float" office:value="6.24864210080986" calcext:value-type="float">
            <text:p>6.2486421008098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767748832703" calcext:value-type="float">
            <text:p>3.32767748832703</text:p>
          </table:table-cell>
          <table:table-cell office:value-type="float" office:value="60.1019782420528" calcext:value-type="float">
            <text:p>60.101978242052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bel Vertical</text:p>
          </table:table-cell>
          <table:table-cell table:number-columns-repeated="3"/>
          <table:table-cell office:value-type="string" calcext:value-type="string">
            <text:p>Sobel 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1577477455139" calcext:value-type="float">
            <text:p>6.71577477455139</text:p>
          </table:table-cell>
          <table:table-cell office:value-type="float" office:value="7.44515736136192" calcext:value-type="float">
            <text:p>7.4451573613619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18251609802246" calcext:value-type="float">
            <text:p>0.818251609802246</text:p>
          </table:table-cell>
          <table:table-cell office:value-type="float" office:value="61.1058987248237" calcext:value-type="float">
            <text:p>61.10589872482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58987641334534" calcext:value-type="float">
            <text:p>6.58987641334534</text:p>
          </table:table-cell>
          <table:table-cell office:value-type="float" office:value="7.58739570574399" calcext:value-type="float">
            <text:p>7.587395705743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5090408325195" calcext:value-type="float">
            <text:p>0.825090408325195</text:p>
          </table:table-cell>
          <table:table-cell office:value-type="float" office:value="60.5994197672134" calcext:value-type="float">
            <text:p>60.59941976721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1781611442566" calcext:value-type="float">
            <text:p>6.71781611442566</text:p>
          </table:table-cell>
          <table:table-cell office:value-type="float" office:value="7.44289500461785" calcext:value-type="float">
            <text:p>7.442895004617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4631214141846" calcext:value-type="float">
            <text:p>0.824631214141846</text:p>
          </table:table-cell>
          <table:table-cell office:value-type="float" office:value="60.6331644285775" calcext:value-type="float">
            <text:p>60.63316442857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4612808227539" calcext:value-type="float">
            <text:p>6.74612808227539</text:p>
          </table:table-cell>
          <table:table-cell office:value-type="float" office:value="7.4116588641963" calcext:value-type="float">
            <text:p>7.411658864196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9597949981689" calcext:value-type="float">
            <text:p>0.829597949981689</text:p>
          </table:table-cell>
          <table:table-cell office:value-type="float" office:value="60.2701585763364" calcext:value-type="float">
            <text:p>60.27015857633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1337366104126" calcext:value-type="float">
            <text:p>6.71337366104126</text:p>
          </table:table-cell>
          <table:table-cell office:value-type="float" office:value="7.44782020553357" calcext:value-type="float">
            <text:p>7.4478202055335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0227384567261" calcext:value-type="float">
            <text:p>0.820227384567261</text:p>
          </table:table-cell>
          <table:table-cell office:value-type="float" office:value="60.9587060134297" calcext:value-type="float">
            <text:p>60.95870601342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9272964000702" calcext:value-type="float">
            <text:p>26.9272964000702</text:p>
          </table:table-cell>
          <table:table-cell office:value-type="float" office:value="7.42740737980211" calcext:value-type="float">
            <text:p>7.427407379802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591772079468" calcext:value-type="float">
            <text:p>3.32591772079468</text:p>
          </table:table-cell>
          <table:table-cell office:value-type="float" office:value="60.1337786408658" calcext:value-type="float">
            <text:p>60.13377864086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7483508586884" calcext:value-type="float">
            <text:p>26.7483508586884</text:p>
          </table:table-cell>
          <table:table-cell office:value-type="float" office:value="7.47709647808199" calcext:value-type="float">
            <text:p>7.4770964780819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523989677429" calcext:value-type="float">
            <text:p>3.32523989677429</text:p>
          </table:table-cell>
          <table:table-cell office:value-type="float" office:value="60.1460364390592" calcext:value-type="float">
            <text:p>60.14603643905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8261203765869" calcext:value-type="float">
            <text:p>26.8261203765869</text:p>
          </table:table-cell>
          <table:table-cell office:value-type="float" office:value="7.45542020957136" calcext:value-type="float">
            <text:p>7.4554202095713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465982437134" calcext:value-type="float">
            <text:p>3.32465982437134</text:p>
          </table:table-cell>
          <table:table-cell office:value-type="float" office:value="60.156530461825" calcext:value-type="float">
            <text:p>60.1565304618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8522346019745" calcext:value-type="float">
            <text:p>26.8522346019745</text:p>
          </table:table-cell>
          <table:table-cell office:value-type="float" office:value="7.44816969479679" calcext:value-type="float">
            <text:p>7.4481696947967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1561589241028" calcext:value-type="float">
            <text:p>3.31561589241028</text:p>
          </table:table-cell>
          <table:table-cell office:value-type="float" office:value="60.3206180962688" calcext:value-type="float">
            <text:p>60.32061809626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8558201789856" calcext:value-type="float">
            <text:p>26.8558201789856</text:p>
          </table:table-cell>
          <table:table-cell office:value-type="float" office:value="7.44717527400254" calcext:value-type="float">
            <text:p>7.447175274002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887077331543" calcext:value-type="float">
            <text:p>3.32887077331543</text:p>
          </table:table-cell>
          <table:table-cell office:value-type="float" office:value="60.08043376247" calcext:value-type="float">
            <text:p>60.0804337624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bel Horizontal</text:p>
          </table:table-cell>
          <table:table-cell table:number-columns-repeated="3"/>
          <table:table-cell office:value-type="string" calcext:value-type="string">
            <text:p>Sobel 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6412672996521" calcext:value-type="float">
            <text:p>6.6412672996521</text:p>
          </table:table-cell>
          <table:table-cell office:value-type="float" office:value="7.528683569568" calcext:value-type="float">
            <text:p>7.5286835695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4651002883911" calcext:value-type="float">
            <text:p>0.824651002883911</text:p>
          </table:table-cell>
          <table:table-cell office:value-type="float" office:value="60.6317094445329" calcext:value-type="float">
            <text:p>60.63170944453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66618895530701" calcext:value-type="float">
            <text:p>6.66618895530701</text:p>
          </table:table-cell>
          <table:table-cell office:value-type="float" office:value="7.5005374637925" calcext:value-type="float">
            <text:p>7.50053746379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4263334274292" calcext:value-type="float">
            <text:p>0.824263334274292</text:p>
          </table:table-cell>
          <table:table-cell office:value-type="float" office:value="60.660225829433" calcext:value-type="float">
            <text:p>60.6602258294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6357729434967" calcext:value-type="float">
            <text:p>6.6357729434967</text:p>
          </table:table-cell>
          <table:table-cell office:value-type="float" office:value="7.53491724713122" calcext:value-type="float">
            <text:p>7.534917247131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19379091262817" calcext:value-type="float">
            <text:p>0.819379091262817</text:p>
          </table:table-cell>
          <table:table-cell office:value-type="float" office:value="61.0218158275684" calcext:value-type="float">
            <text:p>61.02181582756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64348340034485" calcext:value-type="float">
            <text:p>6.64348340034485</text:p>
          </table:table-cell>
          <table:table-cell office:value-type="float" office:value="7.5261721881332" calcext:value-type="float">
            <text:p>7.526172188133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2708606719971" calcext:value-type="float">
            <text:p>0.822708606719971</text:p>
          </table:table-cell>
          <table:table-cell office:value-type="float" office:value="60.7748595208494" calcext:value-type="float">
            <text:p>60.77485952084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64562916755676" calcext:value-type="float">
            <text:p>6.64562916755676</text:p>
          </table:table-cell>
          <table:table-cell office:value-type="float" office:value="7.52374210768403" calcext:value-type="float">
            <text:p>7.523742107684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8567981719971" calcext:value-type="float">
            <text:p>0.828567981719971</text:p>
          </table:table-cell>
          <table:table-cell office:value-type="float" office:value="60.3450786213199" calcext:value-type="float">
            <text:p>60.3450786213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3920905590057" calcext:value-type="float">
            <text:p>26.3920905590057</text:p>
          </table:table-cell>
          <table:table-cell office:value-type="float" office:value="7.57802795321776" calcext:value-type="float">
            <text:p>7.5780279532177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1951975822449" calcext:value-type="float">
            <text:p>3.31951975822449</text:p>
          </table:table-cell>
          <table:table-cell table:style-name="ce1" office:value-type="float" office:value="60.2496790400109" calcext:value-type="float">
            <text:p>60.24967904001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5264859199524" calcext:value-type="float">
            <text:p>26.5264859199524</text:p>
          </table:table-cell>
          <table:table-cell office:value-type="float" office:value="7.53963418311531" calcext:value-type="float">
            <text:p>7.5396341831153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035970687866" calcext:value-type="float">
            <text:p>3.32035970687866</text:p>
          </table:table-cell>
          <table:table-cell office:value-type="float" office:value="60.2344377284388" calcext:value-type="float">
            <text:p>60.23443772843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5723536014557" calcext:value-type="float">
            <text:p>26.5723536014557</text:p>
          </table:table-cell>
          <table:table-cell office:value-type="float" office:value="7.52661969653466" calcext:value-type="float">
            <text:p>7.5266196965346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825207710266" calcext:value-type="float">
            <text:p>3.32825207710266</text:p>
          </table:table-cell>
          <table:table-cell office:value-type="float" office:value="60.0916022485009" calcext:value-type="float">
            <text:p>60.09160224850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4895715713501" calcext:value-type="float">
            <text:p>26.4895715713501</text:p>
          </table:table-cell>
          <table:table-cell office:value-type="float" office:value="7.55014098515322" calcext:value-type="float">
            <text:p>7.550140985153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867169380188" calcext:value-type="float">
            <text:p>3.32867169380188</text:p>
          </table:table-cell>
          <table:table-cell office:value-type="float" office:value="60.0840270226733" calcext:value-type="float">
            <text:p>60.08402702267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5064601898193" calcext:value-type="float">
            <text:p>26.5064601898193</text:p>
          </table:table-cell>
          <table:table-cell office:value-type="float" office:value="7.54533040503147" calcext:value-type="float">
            <text:p>7.5453304050314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39209651947" calcext:value-type="float">
            <text:p>3.3239209651947</text:p>
          </table:table-cell>
          <table:table-cell office:value-type="float" office:value="60.1699023816244" calcext:value-type="float">
            <text:p>60.16990238162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placian</text:p>
          </table:table-cell>
          <table:table-cell table:number-columns-repeated="3"/>
          <table:table-cell office:value-type="string" calcext:value-type="string">
            <text:p>Laplac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25489115715027" calcext:value-type="float">
            <text:p>6.25489115715027</text:p>
          </table:table-cell>
          <table:table-cell office:value-type="float" office:value="7.99374421453243" calcext:value-type="float">
            <text:p>7.9937442145324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5061559677124" calcext:value-type="float">
            <text:p>0.825061559677124</text:p>
          </table:table-cell>
          <table:table-cell office:value-type="float" office:value="60.6015386531482" calcext:value-type="float">
            <text:p>60.60153865314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16880869865418" calcext:value-type="float">
            <text:p>6.16880869865418</text:p>
          </table:table-cell>
          <table:table-cell office:value-type="float" office:value="8.10529268169854" calcext:value-type="float">
            <text:p>8.1052926816985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6088666915894" calcext:value-type="float">
            <text:p>0.826088666915894</text:p>
          </table:table-cell>
          <table:table-cell office:value-type="float" office:value="60.5261904713803" calcext:value-type="float">
            <text:p>60.52619047138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24235820770264" calcext:value-type="float">
            <text:p>6.24235820770264</text:p>
          </table:table-cell>
          <table:table-cell office:value-type="float" office:value="8.00979346848495" calcext:value-type="float">
            <text:p>8.0097934684849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2906017303467" calcext:value-type="float">
            <text:p>0.822906017303467</text:p>
          </table:table-cell>
          <table:table-cell office:value-type="float" office:value="60.760279969567" calcext:value-type="float">
            <text:p>60.7602799695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16136002540588" calcext:value-type="float">
            <text:p>6.16136002540588</text:p>
          </table:table-cell>
          <table:table-cell office:value-type="float" office:value="8.11509143984915" calcext:value-type="float">
            <text:p>8.115091439849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9210519790649" calcext:value-type="float">
            <text:p>0.829210519790649</text:p>
          </table:table-cell>
          <table:table-cell office:value-type="float" office:value="60.298318468781" calcext:value-type="float">
            <text:p>60.2983184687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22742581367493" calcext:value-type="float">
            <text:p>6.22742581367493</text:p>
          </table:table-cell>
          <table:table-cell office:value-type="float" office:value="8.02899970164302" calcext:value-type="float">
            <text:p>8.028999701643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3224081993103" calcext:value-type="float">
            <text:p>0.83224081993103</text:p>
          </table:table-cell>
          <table:table-cell office:value-type="float" office:value="60.078764226133" calcext:value-type="float">
            <text:p>60.0787642261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.8913009166718" calcext:value-type="float">
            <text:p>24.8913009166718</text:p>
          </table:table-cell>
          <table:table-cell office:value-type="float" office:value="8.03493560539632" calcext:value-type="float">
            <text:p>8.034935605396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653522491455" calcext:value-type="float">
            <text:p>3.32653522491455</text:p>
          </table:table-cell>
          <table:table-cell office:value-type="float" office:value="60.1226160186347" calcext:value-type="float">
            <text:p>60.12261601863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.8893525600433" calcext:value-type="float">
            <text:p>24.8893525600433</text:p>
          </table:table-cell>
          <table:table-cell office:value-type="float" office:value="8.0355645860019" calcext:value-type="float">
            <text:p>8.03556458600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1791019439697" calcext:value-type="float">
            <text:p>3.31791019439697</text:p>
          </table:table-cell>
          <table:table-cell office:value-type="float" office:value="60.2789069872188" calcext:value-type="float">
            <text:p>60.27890698721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.8729031085968" calcext:value-type="float">
            <text:p>24.8729031085968</text:p>
          </table:table-cell>
          <table:table-cell office:value-type="float" office:value="8.04087882812819" calcext:value-type="float">
            <text:p>8.040878828128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1628179550171" calcext:value-type="float">
            <text:p>3.31628179550171</text:p>
          </table:table-cell>
          <table:table-cell office:value-type="float" office:value="60.3085058306219" calcext:value-type="float">
            <text:p>60.30850583062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.8641283512115" calcext:value-type="float">
            <text:p>24.8641283512115</text:p>
          </table:table-cell>
          <table:table-cell office:value-type="float" office:value="8.04371652104405" calcext:value-type="float">
            <text:p>8.0437165210440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3051776885986" calcext:value-type="float">
            <text:p>3.33051776885986</text:p>
          </table:table-cell>
          <table:table-cell office:value-type="float" office:value="60.0507230046895" calcext:value-type="float">
            <text:p>60.05072300468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.7819981575012" calcext:value-type="float">
            <text:p>24.7819981575012</text:p>
          </table:table-cell>
          <table:table-cell office:value-type="float" office:value="8.07037425831873" calcext:value-type="float">
            <text:p>8.0703742583187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752227783203" calcext:value-type="float">
            <text:p>3.32752227783203</text:p>
          </table:table-cell>
          <table:table-cell office:value-type="float" office:value="60.1047816666476" calcext:value-type="float">
            <text:p>60.104781666647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harpening</text:p>
          </table:table-cell>
          <table:table-cell table:number-columns-repeated="3"/>
          <table:table-cell office:value-type="string" calcext:value-type="string">
            <text:p>Sharpe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04347848892212" calcext:value-type="float">
            <text:p>8.04347848892212</text:p>
          </table:table-cell>
          <table:table-cell office:value-type="float" office:value="6.21621603997108" calcext:value-type="float">
            <text:p>6.216216039971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30551624298096" calcext:value-type="float">
            <text:p>0.830551624298096</text:p>
          </table:table-cell>
          <table:table-cell office:value-type="float" office:value="60.2009538446876" calcext:value-type="float">
            <text:p>60.20095384468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04593086242676" calcext:value-type="float">
            <text:p>8.04593086242676</text:p>
          </table:table-cell>
          <table:table-cell office:value-type="float" office:value="6.21432135758116" calcext:value-type="float">
            <text:p>6.2143213575811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4851274490356" calcext:value-type="float">
            <text:p>0.824851274490356</text:p>
          </table:table-cell>
          <table:table-cell office:value-type="float" office:value="60.6169882332946" calcext:value-type="float">
            <text:p>60.61698823329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04255318641663" calcext:value-type="float">
            <text:p>8.04255318641663</text:p>
          </table:table-cell>
          <table:table-cell office:value-type="float" office:value="6.21693122085247" calcext:value-type="float">
            <text:p>6.216931220852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583212852478" calcext:value-type="float">
            <text:p>0.82583212852478</text:p>
          </table:table-cell>
          <table:table-cell office:value-type="float" office:value="60.5449924663468" calcext:value-type="float">
            <text:p>60.54499246634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03464603424072" calcext:value-type="float">
            <text:p>8.03464603424072</text:p>
          </table:table-cell>
          <table:table-cell office:value-type="float" office:value="6.22304950173515" calcext:value-type="float">
            <text:p>6.223049501735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0035696029663" calcext:value-type="float">
            <text:p>0.820035696029663</text:p>
          </table:table-cell>
          <table:table-cell office:value-type="float" office:value="60.9729554970389" calcext:value-type="float">
            <text:p>60.97295549703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04035377502441" calcext:value-type="float">
            <text:p>8.04035377502441</text:p>
          </table:table-cell>
          <table:table-cell office:value-type="float" office:value="6.21863184121499" calcext:value-type="float">
            <text:p>6.218631841214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4848890304565" calcext:value-type="float">
            <text:p>0.824848890304565</text:p>
          </table:table-cell>
          <table:table-cell office:value-type="float" office:value="60.617163443765" calcext:value-type="float">
            <text:p>60.6171634437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.2335987091064" calcext:value-type="float">
            <text:p>32.2335987091064</text:p>
          </table:table-cell>
          <table:table-cell office:value-type="float" office:value="6.20470589725054" calcext:value-type="float">
            <text:p>6.204705897250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387137413025" calcext:value-type="float">
            <text:p>3.32387137413025</text:p>
          </table:table-cell>
          <table:table-cell office:value-type="float" office:value="60.1708000967196" calcext:value-type="float">
            <text:p>60.17080009671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.2531576156616" calcext:value-type="float">
            <text:p>32.2531576156616</text:p>
          </table:table-cell>
          <table:table-cell office:value-type="float" office:value="6.20094324975125" calcext:value-type="float">
            <text:p>6.200943249751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424235343933" calcext:value-type="float">
            <text:p>3.32424235343933</text:p>
          </table:table-cell>
          <table:table-cell office:value-type="float" office:value="60.1640851465224" calcext:value-type="float">
            <text:p>60.16408514652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.3021514415741" calcext:value-type="float">
            <text:p>32.3021514415741</text:p>
          </table:table-cell>
          <table:table-cell office:value-type="float" office:value="6.19153805782089" calcext:value-type="float">
            <text:p>6.191538057820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86726474762" calcext:value-type="float">
            <text:p>3.3286726474762</text:p>
          </table:table-cell>
          <table:table-cell office:value-type="float" office:value="60.0840098084263" calcext:value-type="float">
            <text:p>60.08400980842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.2190344333649" calcext:value-type="float">
            <text:p>32.2190344333649</text:p>
          </table:table-cell>
          <table:table-cell office:value-type="float" office:value="6.20751066931066" calcext:value-type="float">
            <text:p>6.2075106693106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3461499214172" calcext:value-type="float">
            <text:p>3.33461499214172</text:p>
          </table:table-cell>
          <table:table-cell office:value-type="float" office:value="59.9769390083459" calcext:value-type="float">
            <text:p>59.97693900834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.2373597621918" calcext:value-type="float">
            <text:p>32.2373597621918</text:p>
          </table:table-cell>
          <table:table-cell office:value-type="float" office:value="6.20398200954911" calcext:value-type="float">
            <text:p>6.203982009549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3253264427185" calcext:value-type="float">
            <text:p>3.33253264427185</text:p>
          </table:table-cell>
          <table:table-cell office:value-type="float" office:value="60.0144158658945" calcext:value-type="float">
            <text:p>60.01441586589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16:07:51.934528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11T01:16:26.437888950</meta:creation-date>
    <dc:date>2020-07-17T16:19:31.059886791</dc:date>
    <meta:editing-duration>PT20M56S</meta:editing-duration>
    <meta:editing-cycles>6</meta:editing-cycles>
    <meta:generator>LibreOffice/6.4.5.2$Linux_X86_64 LibreOffice_project/1ed6aca320d7f4d82924e6cec66e4f7527376448</meta:generator>
    <meta:document-statistic meta:table-count="1" meta:cell-count="410" meta:object-count="0"/>
  </office:meta>
</office:document-meta>
</file>